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8ac26" style:font-weight-asian="bold" style:font-weight-complex="bold"/>
    </style:style>
    <style:style style:name="P3" style:family="paragraph" style:parent-style-name="Standard">
      <style:text-properties fo:font-weight="bold" officeooo:paragraph-rsid="000aa68d" style:font-weight-asian="bold" style:font-weight-complex="bold"/>
    </style:style>
    <style:style style:name="P4" style:family="paragraph" style:parent-style-name="Standard">
      <style:text-properties fo:font-weight="bold" officeooo:paragraph-rsid="000bac72" style:font-weight-asian="bold" style:font-weight-complex="bold"/>
    </style:style>
    <style:style style:name="P5" style:family="paragraph" style:parent-style-name="Standard">
      <style:text-properties fo:font-weight="bold" officeooo:paragraph-rsid="000c4542" style:font-weight-asian="bold" style:font-weight-complex="bold"/>
    </style:style>
    <style:style style:name="P6" style:family="paragraph" style:parent-style-name="Standard">
      <style:text-properties fo:font-weight="bold" officeooo:rsid="000d35e7" officeooo:paragraph-rsid="000d35e7" style:font-weight-asian="bold" style:font-weight-complex="bold"/>
    </style:style>
    <style:style style:name="P7" style:family="paragraph" style:parent-style-name="Standard">
      <style:text-properties fo:color="#c9211e" loext:opacity="100%"/>
    </style:style>
    <style:style style:name="P8" style:family="paragraph" style:parent-style-name="Standard">
      <style:text-properties officeooo:paragraph-rsid="0008ac26"/>
    </style:style>
    <style:style style:name="P9" style:family="paragraph" style:parent-style-name="Standard">
      <style:text-properties fo:font-weight="normal" officeooo:paragraph-rsid="000aa68d" style:font-weight-asian="normal" style:font-weight-complex="normal"/>
    </style:style>
    <style:style style:name="P10" style:family="paragraph" style:parent-style-name="Standard">
      <style:text-properties fo:font-weight="bold" officeooo:rsid="0008ac26" officeooo:paragraph-rsid="0008ac26" style:font-weight-asian="bold" style:font-weight-complex="bold"/>
    </style:style>
    <style:style style:name="P11" style:family="paragraph" style:parent-style-name="Standard">
      <style:text-properties fo:font-weight="bold" officeooo:rsid="0008ac26" officeooo:paragraph-rsid="000c4542" style:font-weight-asian="bold" style:font-weight-complex="bold"/>
    </style:style>
    <style:style style:name="T1" style:family="text">
      <style:text-properties officeooo:rsid="0006fc6b"/>
    </style:style>
    <style:style style:name="T2" style:family="text">
      <style:text-properties officeooo:rsid="000aa68d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0aa68d"/>
    </style:style>
    <style:style style:name="T5" style:family="text">
      <style:text-properties officeooo:rsid="000d83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822_4272753056"/><text:bookmark-start text:name="__DdeLink__815_4272753056"/>4.10.4_<text:span text:style-name="T1">Рецензии</text:span>.py<text:bookmark-end text:name="__DdeLink__822_4272753056"/><text:bookmark-end text:name="__DdeLink__815_4272753056"/></text:p>
      <text:p text:style-name="P1">Решение #957721685</text:p>
      <text:p text:style-name="Standard">from bs4 import BeautifulSoup</text:p>
      <text:p text:style-name="Standard">import requests</text:p>
      <text:p text:style-name="Standard">import json </text:p>
      <text:p text:style-name="Standard"/>
      <text:p text:style-name="P7">url = 'https://parsinger.ru/html/index3_page_1.html'</text:p>
      <text:p text:style-name="Standard">sheme = 'http://parsinger.ru/html/'</text:p>
      <text:p text:style-name="Standard"/>
      <text:p text:style-name="Standard"><text:s/></text:p>
      <text:p text:style-name="Standard"/>
      <text:p text:style-name="Standard">def get_soup(url):</text:p>
      <text:p text:style-name="Standard"/>
      <text:p text:style-name="Standard"><text:s text:c="2"/>response = requests.get(url=url)</text:p>
      <text:p text:style-name="Standard"/>
      <text:p text:style-name="Standard"><text:s text:c="2"/>response.encoding = 'utf-8'</text:p>
      <text:p text:style-name="Standard"/>
      <text:p text:style-name="Standard"><text:s text:c="2"/>soup = BeautifulSoup(response.text, 'lxml')</text:p>
      <text:p text:style-name="Standard"/>
      <text:p text:style-name="Standard"><text:s text:c="2"/>return soup</text:p>
      <text:p text:style-name="Standard"/>
      <text:p text:style-name="Standard"><text:s/></text:p>
      <text:p text:style-name="Standard"/>
      <text:p text:style-name="Standard">soup = get_soup(url)</text:p>
      <text:p text:style-name="Standard"/>
      <text:p text:style-name="Standard">pagen = soup.find('div', class_='pagen').find_all('a')</text:p>
      <text:p text:style-name="Standard"/>
      <text:p text:style-name="Standard">pagen = [f"{sheme}{link['href']}" for link in soup.find('div', class_='pagen').find_all('a')]</text:p>
      <text:p text:style-name="Standard"/>
      <text:p text:style-name="Standard"><text:s/></text:p>
      <text:p text:style-name="Standard"/>
      <text:p text:style-name="Standard">result_json = []</text:p>
      <text:p text:style-name="Standard"/>
      <text:p text:style-name="Standard"><text:s/></text:p>
      <text:p text:style-name="Standard"/>
      <text:p text:style-name="Standard">for website in pagen:</text:p>
      <text:p text:style-name="Standard"/>
      <text:p text:style-name="Standard"><text:s text:c="2"/>soup2 = get_soup(website)</text:p>
      <text:p text:style-name="Standard"/>
      <text:p text:style-name="Standard"><text:s text:c="2"/>name = [x.text.strip() for x in soup2.find_all('a', class_='name_item')]</text:p>
      <text:p text:style-name="Standard"/>
      <text:p text:style-name="Standard"><text:s text:c="2"/>description = [x.text.strip().split('\n') for x in soup2.find_all('div', class_='description')]</text:p>
      <text:p text:style-name="Standard"/>
      <text:p text:style-name="Standard"><text:s text:c="2"/>price = [x.text for x in soup2.find_all('p', class_='price')]</text:p>
      <text:p text:style-name="Standard"/>
      <text:p text:style-name="Standard"><text:s text:c="2"/>for list_item, price_item, name in zip(description, price, name):</text:p>
      <text:p text:style-name="Standard"/>
      <text:p text:style-name="Standard"><text:s text:c="4"/>result_json.append({</text:p>
      <text:p text:style-name="Standard"/>
      <text:p text:style-name="Standard"><text:s text:c="8"/>'name': name,</text:p>
      <text:p text:style-name="Standard"/>
      <text:p text:style-name="Standard"><text:s text:c="8"/>'brand': [x.split(':')[1] for x in list_item][0],</text:p>
      <text:p text:style-name="Standard"><text:soft-page-break/></text:p>
      <text:p text:style-name="Standard"><text:s text:c="8"/>'type': [x.split(':')[1] for x in list_item][1],</text:p>
      <text:p text:style-name="Standard"/>
      <text:p text:style-name="Standard"><text:s text:c="8"/>'connect': [x.split(':')[1] for x in list_item][2],</text:p>
      <text:p text:style-name="Standard"/>
      <text:p text:style-name="Standard"><text:s text:c="8"/>'game': [x.split(':')[1] for x in list_item][3],</text:p>
      <text:p text:style-name="Standard"/>
      <text:p text:style-name="Standard"><text:s text:c="8"/>'price': price_item</text:p>
      <text:p text:style-name="Standard"/>
      <text:p text:style-name="Standard"><text:s/></text:p>
      <text:p text:style-name="Standard"/>
      <text:p text:style-name="Standard"><text:s text:c="4"/>})</text:p>
      <text:p text:style-name="Standard"/>
      <text:p text:style-name="Standard"><text:s/></text:p>
      <text:p text:style-name="Standard"/>
      <text:p text:style-name="Standard">with open('result.json', 'w', encoding='utf-8') as file:</text:p>
      <text:p text:style-name="Standard"/>
      <text:p text:style-name="Standard"><text:s text:c="4"/>json.dump(result_json, file, indent=4, ensure_ascii=False)</text:p>
      <text:p text:style-name="Standard"/>
      <text:p text:style-name="P10">РЕЦЕНЗИЯ:</text:p>
      <text:p text:style-name="P2">В задании дан друой url = 'http://parsinger.ru/html/index1_page_1.html' и соответственно Ваш ртвет неверный</text:p>
      <text:p text:style-name="P8"/>
      <text:p text:style-name="P2"><text:bookmark-start text:name="__DdeLink__825_4272753056"/>#<text:span text:style-name="T2">Решение </text:span>957984352</text:p>
      <text:p text:style-name="P8">import json</text:p>
      <text:p text:style-name="P8">import requests</text:p>
      <text:p text:style-name="P8">from bs4 import BeautifulSoup</text:p>
      <text:p text:style-name="P8"/>
      <text:p text:style-name="P8"/>
      <text:p text:style-name="P8">def pars(url):</text:p>
      <text:p text:style-name="P8"><text:s text:c="4"/>response = requests.get(url=url)</text:p>
      <text:p text:style-name="P8"><text:s text:c="4"/>response.encoding = 'utf-8'</text:p>
      <text:p text:style-name="P8"><text:s text:c="4"/>return BeautifulSoup(response.text, 'lxml')</text:p>
      <text:p text:style-name="P8"/>
      <text:p text:style-name="P8"/>
      <text:p text:style-name="P8">result = []</text:p>
      <text:p text:style-name="P8">template = 'https://parsinger.ru/html/'</text:p>
      <text:p text:style-name="P8">first_page = pars(f'{template}index3_page_1.html')</text:p>
      <text:p text:style-name="P8">pagens = [card['href'] for card in first_page.find('div', class_='pagen').find_all('a')]</text:p>
      <text:p text:style-name="P8">with open('result.json', 'w', encoding='utf-8') as file:</text:p>
      <text:p text:style-name="P8"><text:s text:c="4"/>d = {}</text:p>
      <text:p text:style-name="P8"><text:s text:c="4"/>for pagen in pagens:</text:p>
      <text:p text:style-name="P8"><text:s text:c="8"/>items = pars(f'{template}{pagen}')</text:p>
      <text:p text:style-name="P8"><text:s text:c="8"/>name = [x.text.strip() for x in items.find_all('a', class_='name_item')]</text:p>
      <text:p text:style-name="P8"><text:s text:c="8"/>description = [x.text.strip().split('\n') for x in items.find_all('div', class_='description')]</text:p>
      <text:p text:style-name="P8"><text:s text:c="8"/>price = [x.text for x in items.find_all('p', class_='price')]</text:p>
      <text:p text:style-name="P8"><text:s text:c="8"/>for list_item, price_item, n in zip(description, price, name):</text:p>
      <text:p text:style-name="P8"><text:s text:c="12"/>result.append({</text:p>
      <text:p text:style-name="P8"><text:s text:c="16"/>'Название': n,</text:p>
      <text:p text:style-name="P8"><text:s text:c="16"/>'Бренд': [x.split(':', 1)[1] for x in list_item][0],</text:p>
      <text:p text:style-name="P8"><text:s text:c="16"/>'Тип': [x.split(':', 1)[1] for x in list_item][1],</text:p>
      <text:p text:style-name="P8"><text:s text:c="16"/>'Подключение к компьютеру': [x.split(':', 1)[1] for x in list_item][2],</text:p>
      <text:p text:style-name="P8"><text:soft-page-break/><text:s text:c="16"/>'Игровая': [x.split(':', 1)[1] for x in list_item][3],</text:p>
      <text:p text:style-name="P8"><text:s text:c="16"/>'Цена': price_item})</text:p>
      <text:p text:style-name="P8">with open('result.json', 'w', encoding='utf-8') as file:</text:p>
      <text:p text:style-name="P8"><text:s text:c="4"/>json.dump(result, file, indent=4, ensure_ascii=False)<text:bookmark-end text:name="__DdeLink__825_4272753056"/></text:p>
      <text:p text:style-name="P8"/>
      <text:p text:style-name="P10">РЕЦЕНЗИЯ:</text:p>
      <text:p text:style-name="P3">В задании дан url = 'http://parsinger.ru/html/<text:span text:style-name="T3">index1</text:span>_page_1.html' </text:p>
      <text:p text:style-name="P3"><text:span text:style-name="T2">В вашем решении осуществляется парсинг другого <text:s/>url = </text:span>'https://parsinger.ru/html/<text:span text:style-name="T4">index3</text:span><text:span text:style-name="T2">_page_1.html'</text:span></text:p>
      <text:p text:style-name="P3">и соответственно Ваш <text:span text:style-name="T2">о</text:span>твет неверный</text:p>
      <text:p text:style-name="P3"/>
      <text:p text:style-name="P4"><text:bookmark-start text:name="__DdeLink__833_4272753056"/># Решение 958379643</text:p>
      <text:p text:style-name="P9"># импортируем нужные библиотеки</text:p>
      <text:p text:style-name="P9">from bs4 import BeautifulSoup</text:p>
      <text:p text:style-name="P9">import requests</text:p>
      <text:p text:style-name="P9">import json</text:p>
      <text:p text:style-name="P9"># берем "базовый url" и делаем следующее - смотрим количество сттраниц и формируем ссылки для парсинга данных с каждой страницы</text:p>
      <text:p text:style-name="P9">url = 'https://parsinger.ru/html/index1_page_1.html' </text:p>
      <text:p text:style-name="P9">response = requests.get(url=url)</text:p>
      <text:p text:style-name="P9">response.encoding = 'utf-8'</text:p>
      <text:p text:style-name="P9">soup = BeautifulSoup(response.text, 'lxml')</text:p>
      <text:p text:style-name="P9">shema = 'http://parsinger.ru/html/'</text:p>
      <text:p text:style-name="P9">pagen = [f"{shema}{link['href']}" for link in soup.find('div', class_='pagen').find_all('a')]</text:p>
      <text:p text:style-name="P9"># список </text:p>
      <text:p text:style-name="P9">result_json = []</text:p>
      <text:p text:style-name="P9"># прогоняем через цикл</text:p>
      <text:p text:style-name="P9">for i in range(1,len(pagen)+1):</text:p>
      <text:p text:style-name="P9"><text:s text:c="4"/>url = f'https://parsinger.ru/html/index1_page_{i}.html'</text:p>
      <text:p text:style-name="P9"><text:s text:c="4"/>response = requests.get(url=url)</text:p>
      <text:p text:style-name="P9"><text:s text:c="4"/>response.encoding = 'utf-8'</text:p>
      <text:p text:style-name="P9"><text:s text:c="4"/>soup = BeautifulSoup(response.text, 'lxml')</text:p>
      <text:p text:style-name="P9"><text:s text:c="4"/>for d in soup:</text:p>
      <text:p text:style-name="P9"><text:s text:c="8"/>name = [x.text.strip() for x in soup.find_all('a', class_='name_item')]</text:p>
      <text:p text:style-name="P9"><text:s text:c="8"/>description = [x.text.strip().split('\n') for x in soup.find_all('div', class_='description')]</text:p>
      <text:p text:style-name="P9"><text:s text:c="8"/>price = [x.text for x in soup.find_all('p', class_='price')]</text:p>
      <text:p text:style-name="P9"/>
      <text:p text:style-name="P9"># ну это из лекции </text:p>
      <text:p text:style-name="P9"><text:s text:c="8"/>for list_item, price_item, name in zip(description, price, name):</text:p>
      <text:p text:style-name="P9"><text:s text:c="12"/>result_json.append({</text:p>
      <text:p text:style-name="P9"><text:s text:c="12"/>'name': name,</text:p>
      <text:p text:style-name="P9"><text:s text:c="12"/>'brand': [x.split(':')[1] for x in list_item][0],</text:p>
      <text:p text:style-name="P9"><text:s text:c="12"/>'type': [x.split(':')[1] for x in list_item][1],</text:p>
      <text:p text:style-name="P9"><text:s text:c="12"/>'connect': [x.split(':')[1] for x in list_item][2],</text:p>
      <text:p text:style-name="P9"><text:s text:c="12"/>'game': [x.split(':')[1] for x in list_item][3],</text:p>
      <text:p text:style-name="P9"><text:s text:c="12"/>'price': price_item})</text:p>
      <text:p text:style-name="P9"># сохраняем и записываем в список</text:p>
      <text:p text:style-name="P9"><text:s text:c="12"/>with open('res2.json', 'w', encoding='utf-8') as file:</text:p>
      <text:p text:style-name="P9"><text:s text:c="16"/>json.dump(result_json, file, indent=4, ensure_ascii=False)<text:bookmark-end text:name="__DdeLink__833_4272753056"/></text:p>
      <text:p text:style-name="P9"/>
      <text:p text:style-name="P9"/>
      <text:p text:style-name="P9"/>
      <text:p text:style-name="P11"><text:soft-page-break/>РЕЦЕНЗИЯ:</text:p>
      <text:p text:style-name="P6">За счет вложенного цикла for d in soup - получается задвоен<text:span text:style-name="T5">ный</text:span> спис<text:span text:style-name="T5">ок</text:span> result_json <text:span text:style-name="T5">и соответственно результирующий файл, если убрать этот вложенный цикл ответ получается правильный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1:32:44.182013061</meta:creation-date>
    <dc:date>2023-05-15T20:15:45.158165452</dc:date>
    <meta:editing-duration>PT3H53M4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111" meta:word-count="490" meta:character-count="4766" meta:non-whitespace-character-count="3955"/>
  </office:meta>
</office:document-meta>
</file>